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RALTA CONDORI ROCEND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90280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479028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ES URRUTIA JORGE LUI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90280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735498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PERALTA CONDORI ROCEND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790280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4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4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10/2021</text:p>
          </table:table-cell>
          <table:table-cell table:style-name="Tabla2.A3" office:value-type="string">
            <text:p text:style-name="P22">5050639</text:p>
          </table:table-cell>
          <table:table-cell table:style-name="Tabla2.D3" office:value-type="string">
            <text:p text:style-name="P23">64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56:4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